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cf_span_tabl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5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086" calcext:value-type="float">
            <text:p>176086</text:p>
          </table:table-cell>
          <table:table-cell office:value-type="float" office:value="34" calcext:value-type="float">
            <text:p>34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4862" calcext:value-type="float">
            <text:p>634862</text:p>
          </table:table-cell>
          <table:table-cell office:value-type="float" office:value="34" calcext:value-type="float">
            <text:p>3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402" calcext:value-type="float">
            <text:p>13840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3321" calcext:value-type="float">
            <text:p>26332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1350" calcext:value-type="float">
            <text:p>54135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277" calcext:value-type="float">
            <text:p>25527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154" calcext:value-type="float">
            <text:p>10915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6004" calcext:value-type="float">
            <text:p>1460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7727" calcext:value-type="float">
            <text:p>1277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874" calcext:value-type="float">
            <text:p>978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299" calcext:value-type="float">
            <text:p>50299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3855" calcext:value-type="float">
            <text:p>1438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9265" calcext:value-type="float">
            <text:p>12926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4936" calcext:value-type="float">
            <text:p>19493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478" calcext:value-type="float">
            <text:p>8047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4899" calcext:value-type="float">
            <text:p>1548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384" calcext:value-type="float">
            <text:p>5038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7342" calcext:value-type="float">
            <text:p>973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4624" calcext:value-type="float">
            <text:p>1146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567" calcext:value-type="float">
            <text:p>995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1525" calcext:value-type="float">
            <text:p>815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7732" calcext:value-type="float">
            <text:p>1277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246" calcext:value-type="float">
            <text:p>59246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744" calcext:value-type="float">
            <text:p>5274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2180" calcext:value-type="float">
            <text:p>17218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9969" calcext:value-type="float">
            <text:p>129969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076" calcext:value-type="float">
            <text:p>66076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2630" calcext:value-type="float">
            <text:p>7263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3833" calcext:value-type="float">
            <text:p>11383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751" calcext:value-type="float">
            <text:p>7675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251" calcext:value-type="float">
            <text:p>8125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8029" calcext:value-type="float">
            <text:p>88029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7086" calcext:value-type="float">
            <text:p>12708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7960" calcext:value-type="float">
            <text:p>1679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5610" calcext:value-type="float">
            <text:p>1856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2842" calcext:value-type="float">
            <text:p>16284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8117" calcext:value-type="float">
            <text:p>13811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508" calcext:value-type="float">
            <text:p>45508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7095" calcext:value-type="float">
            <text:p>67095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2371" calcext:value-type="float">
            <text:p>11237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3009" calcext:value-type="float">
            <text:p>1230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9421" calcext:value-type="float">
            <text:p>1294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9469" calcext:value-type="float">
            <text:p>12946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138" calcext:value-type="float">
            <text:p>76138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1278" calcext:value-type="float">
            <text:p>91278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226" calcext:value-type="float">
            <text:p>8422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594" calcext:value-type="float">
            <text:p>94594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8136" calcext:value-type="float">
            <text:p>781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4813" calcext:value-type="float">
            <text:p>1048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2256" calcext:value-type="float">
            <text:p>1522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3640" calcext:value-type="float">
            <text:p>1236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5507" calcext:value-type="float">
            <text:p>1155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2741" calcext:value-type="float">
            <text:p>11274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815" calcext:value-type="float">
            <text:p>68815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6082" calcext:value-type="float">
            <text:p>7608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7132" calcext:value-type="float">
            <text:p>107132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981" calcext:value-type="float">
            <text:p>9998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568" calcext:value-type="float">
            <text:p>100568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3756" calcext:value-type="float">
            <text:p>113756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37105" calcext:value-type="float">
            <text:p>143710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52094" calcext:value-type="float">
            <text:p>1952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2806" calcext:value-type="float">
            <text:p>11128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39984" calcext:value-type="float">
            <text:p>1639984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1262" calcext:value-type="float">
            <text:p>1071262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50883" calcext:value-type="float">
            <text:p>42508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99349" calcext:value-type="float">
            <text:p>1699349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17335" calcext:value-type="float">
            <text:p>1317335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2397" calcext:value-type="float">
            <text:p>1002397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6906" calcext:value-type="float">
            <text:p>776906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69691" calcext:value-type="float">
            <text:p>216969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1868" calcext:value-type="float">
            <text:p>2001868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9715" calcext:value-type="float">
            <text:p>248971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18848" calcext:value-type="float">
            <text:p>1318848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79883" calcext:value-type="float">
            <text:p>267988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5719" calcext:value-type="float">
            <text:p>2055719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80960" calcext:value-type="float">
            <text:p>188096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41278" calcext:value-type="float">
            <text:p>2041278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83863" calcext:value-type="float">
            <text:p>148386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91260" calcext:value-type="float">
            <text:p>26912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97252" calcext:value-type="float">
            <text:p>109725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48317" calcext:value-type="float">
            <text:p>1748317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97226" calcext:value-type="float">
            <text:p>1897226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5435" calcext:value-type="float">
            <text:p>1445435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723" calcext:value-type="float">
            <text:p>145672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33934" calcext:value-type="float">
            <text:p>1533934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71853" calcext:value-type="float">
            <text:p>1671853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41579" calcext:value-type="float">
            <text:p>204157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73575" calcext:value-type="float">
            <text:p>1873575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01703" calcext:value-type="float">
            <text:p>220170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41845" calcext:value-type="float">
            <text:p>2141845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72674" calcext:value-type="float">
            <text:p>1972674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09181" calcext:value-type="float">
            <text:p>2109181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0555" calcext:value-type="float">
            <text:p>1500555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82">
          <table:table-cell table:number-columns-repeated="38"/>
        </table:table-row>
        <table:table-row table:style-name="ro1">
          <table:table-cell table:number-columns-repeated="38"/>
        </table:table-row>
        <calcext:conditional-formats>
          <calcext:conditional-format calcext:target-range-address="cf_span_table.D1:cf_span_table.AL1048576">
            <calcext:color-scale>
              <calcext:color-scale-entry calcext:value="0" calcext:type="minimum" calcext:color="#aea79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cf_span_table.A1:cf_span_table.AL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8T12:01:59.019287310</dc:date>
    <meta:editing-duration>PT9M41S</meta:editing-duration>
    <meta:editing-cycles>1</meta:editing-cycles>
    <meta:document-statistic meta:table-count="1" meta:cell-count="3534" meta:object-count="0"/>
    <meta:generator>LibreOffice/5.1.6.2$Linux_X86_64 LibreOffice_project/10m0$Build-2</meta:generator>
  </office:meta>
</office:document-meta>
</file>